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normal" officeooo:rsid="0004053b" officeooo:paragraph-rsid="0004053b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normal" officeooo:rsid="0004053b" officeooo:paragraph-rsid="0007581c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normal" officeooo:rsid="0004053b" officeooo:paragraph-rsid="000b1a83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normal" officeooo:rsid="000619da" officeooo:paragraph-rsid="000619da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4053b" officeooo:paragraph-rsid="0004053b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05cdb8" officeooo:paragraph-rsid="0005cdb8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0619da" officeooo:paragraph-rsid="000619da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style:text-underline-style="solid" style:text-underline-width="auto" style:text-underline-color="font-color" fo:font-weight="bold" officeooo:rsid="000fc72a" officeooo:paragraph-rsid="000fc72a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bold" officeooo:rsid="001422b6" officeooo:paragraph-rsid="001422b6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language="zxx" fo:country="none" fo:font-weight="bold" officeooo:rsid="00009319" officeooo:paragraph-rsid="00009319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1" style:family="paragraph" style:parent-style-name="Standard">
      <style:text-properties fo:font-size="15pt" fo:language="zxx" fo:country="none" style:text-underline-style="solid" style:text-underline-width="auto" style:text-underline-color="font-color" fo:font-weight="bold" officeooo:rsid="00009319" officeooo:paragraph-rsid="00009319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2" style:family="paragraph" style:parent-style-name="Standard">
      <style:text-properties fo:font-size="15pt" fo:language="zxx" fo:country="none" style:text-underline-style="solid" style:text-underline-width="auto" style:text-underline-color="font-color" fo:font-weight="bold" officeooo:rsid="0004053b" officeooo:paragraph-rsid="0004053b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3" style:family="paragraph" style:parent-style-name="Standard">
      <style:text-properties fo:font-size="15pt" fo:language="zxx" fo:country="none" style:text-underline-style="solid" style:text-underline-width="auto" style:text-underline-color="font-color" fo:font-weight="normal" officeooo:rsid="00009319" officeooo:paragraph-rsid="00009319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4" style:family="paragraph" style:parent-style-name="Standard">
      <style:text-properties fo:font-size="15pt" fo:language="zxx" fo:country="none" style:text-underline-style="solid" style:text-underline-width="auto" style:text-underline-color="font-color" fo:font-weight="normal" officeooo:rsid="00022398" officeooo:paragraph-rsid="00009319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5" style:family="paragraph" style:parent-style-name="Standard">
      <style:text-properties fo:font-size="15pt" fo:language="zxx" fo:country="none" style:text-underline-style="solid" style:text-underline-width="auto" style:text-underline-color="font-color" fo:font-weight="normal" officeooo:rsid="00022398" officeooo:paragraph-rsid="00022398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6" style:family="paragraph" style:parent-style-name="Standard">
      <style:paragraph-properties fo:break-before="page"/>
      <style:text-properties fo:font-size="15pt" fo:language="zxx" fo:country="none" style:text-underline-style="solid" style:text-underline-width="auto" style:text-underline-color="font-color" fo:font-weight="normal" officeooo:rsid="00022398" officeooo:paragraph-rsid="00022398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7" style:family="paragraph" style:parent-style-name="Standard">
      <style:text-properties fo:font-size="15pt" fo:language="zxx" fo:country="none" style:text-underline-style="solid" style:text-underline-width="auto" style:text-underline-color="font-color" fo:font-weight="normal" officeooo:rsid="0004053b" officeooo:paragraph-rsid="0004053b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8" style:family="paragraph" style:parent-style-name="Standard">
      <style:text-properties fo:font-size="15pt" fo:language="zxx" fo:country="none" fo:font-weight="normal" officeooo:rsid="0004053b" officeooo:paragraph-rsid="0004053b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9" style:family="paragraph" style:parent-style-name="Standard">
      <style:text-properties fo:font-size="15pt" fo:language="zxx" fo:country="none" fo:font-weight="normal" officeooo:rsid="00009319" officeooo:paragraph-rsid="00009319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20" style:family="paragraph" style:parent-style-name="Standard">
      <style:text-properties fo:font-size="15pt" fo:language="zxx" fo:country="none" fo:font-weight="normal" officeooo:rsid="00009319" officeooo:paragraph-rsid="00022398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21" style:family="paragraph" style:parent-style-name="Standard">
      <style:text-properties fo:font-size="15pt" style:text-underline-style="none" fo:font-weight="bold" officeooo:rsid="0005cdb8" officeooo:paragraph-rsid="0005cdb8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5pt" style:text-underline-style="none" fo:font-weight="normal" officeooo:rsid="0005cdb8" officeooo:paragraph-rsid="0005cdb8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size="15pt" style:text-underline-style="none" fo:font-weight="normal" officeooo:rsid="0005cdb8" officeooo:paragraph-rsid="000619da" style:font-size-asian="15pt" style:font-weight-asian="normal" style:font-size-complex="15pt" style:font-weight-complex="normal"/>
    </style:style>
    <style:style style:name="P24" style:family="paragraph" style:parent-style-name="Standard">
      <style:text-properties fo:font-size="15pt" style:text-underline-style="none" fo:font-weight="normal" officeooo:rsid="000619da" officeooo:paragraph-rsid="000619da" style:font-size-asian="15pt" style:font-weight-asian="normal" style:font-size-complex="15pt" style:font-weight-complex="normal"/>
    </style:style>
    <style:style style:name="P25" style:family="paragraph" style:parent-style-name="Standard">
      <style:text-properties fo:font-size="15pt" style:text-underline-style="none" fo:font-weight="normal" officeooo:rsid="0004053b" officeooo:paragraph-rsid="0004053b" style:font-size-asian="15pt" style:font-weight-asian="normal" style:font-size-complex="1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2398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22398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4053b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officeooo:rsid="0005cdb8"/>
    </style:style>
    <style:style style:name="T9" style:family="text">
      <style:text-properties style:text-underline-style="none" officeooo:rsid="0007581c"/>
    </style:style>
    <style:style style:name="T10" style:family="text">
      <style:text-properties style:text-underline-style="none" officeooo:rsid="0012682c"/>
    </style:style>
    <style:style style:name="T11" style:family="text">
      <style:text-properties fo:language="zxx" fo:country="none" style:language-asian="zxx" style:country-asian="none" style:language-complex="zxx" style:country-complex="none"/>
    </style:style>
    <style:style style:name="T12" style:family="text">
      <style:text-properties fo:language="zxx" fo:country="none" officeooo:rsid="000619da" style:language-asian="zxx" style:country-asian="none" style:language-complex="zxx" style:country-complex="none"/>
    </style:style>
    <style:style style:name="T13" style:family="text">
      <style:text-properties fo:language="zxx" fo:country="none" officeooo:rsid="0004053b" style:language-asian="zxx" style:country-asian="none" style:language-complex="zxx" style:country-complex="none"/>
    </style:style>
    <style:style style:name="T14" style:family="text">
      <style:text-properties fo:language="zxx" fo:country="none" officeooo:rsid="000b1a83" style:language-asian="zxx" style:country-asian="none" style:language-complex="zxx" style:country-complex="none"/>
    </style:style>
    <style:style style:name="T15" style:family="text">
      <style:text-properties fo:language="zxx" fo:country="none" officeooo:rsid="000db85e" style:language-asian="zxx" style:country-asian="none" style:language-complex="zxx" style:country-complex="none"/>
    </style:style>
    <style:style style:name="T16" style:family="text">
      <style:text-properties fo:language="zxx" fo:country="none" officeooo:rsid="000fc72a" style:language-asian="zxx" style:country-asian="none" style:language-complex="zxx" style:country-complex="none"/>
    </style:style>
    <style:style style:name="T17" style:family="text">
      <style:text-properties fo:language="zxx" fo:country="none" style:text-underline-style="none" style:language-asian="zxx" style:country-asian="none" style:language-complex="zxx" style:country-complex="none"/>
    </style:style>
    <style:style style:name="T18" style:family="text">
      <style:text-properties fo:language="zxx" fo:country="none" style:text-underline-style="none" officeooo:rsid="0005cdb8" style:language-asian="zxx" style:country-asian="none" style:language-complex="zxx" style:country-complex="none"/>
    </style:style>
    <style:style style:name="T19" style:family="text">
      <style:text-properties fo:language="zxx" fo:country="none" style:text-underline-style="none" officeooo:rsid="000619da" style:language-asian="zxx" style:country-asian="none" style:language-complex="zxx" style:country-complex="none"/>
    </style:style>
    <style:style style:name="T20" style:family="text">
      <style:text-properties fo:language="zxx" fo:country="none" style:text-underline-style="none" officeooo:rsid="0007581c" style:language-asian="zxx" style:country-asian="none" style:language-complex="zxx" style:country-complex="none"/>
    </style:style>
    <style:style style:name="T21" style:family="text">
      <style:text-properties fo:language="zxx" fo:country="none" style:text-underline-style="none" officeooo:rsid="000b1a83" style:language-asian="zxx" style:country-asian="none" style:language-complex="zxx" style:country-complex="none"/>
    </style:style>
    <style:style style:name="T22" style:family="text">
      <style:text-properties fo:language="zxx" fo:country="none" style:text-underline-style="none" officeooo:rsid="000cccb6" style:language-asian="zxx" style:country-asian="none" style:language-complex="zxx" style:country-complex="none"/>
    </style:style>
    <style:style style:name="T23" style:family="text">
      <style:text-properties fo:language="zxx" fo:country="none" style:text-underline-style="none" officeooo:rsid="0012682c" style:language-asian="zxx" style:country-asian="none" style:language-complex="zxx" style:country-complex="none"/>
    </style:style>
    <style:style style:name="T24" style:family="text">
      <style:text-properties fo:language="zxx" fo:country="none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25" style:family="text">
      <style:text-properties fo:language="zxx" fo:country="none" style:text-underline-style="none" fo:font-weight="normal" officeooo:rsid="00115524" style:language-asian="zxx" style:country-asian="none" style:font-weight-asian="normal" style:language-complex="zxx" style:country-complex="none" style:font-weight-complex="normal"/>
    </style:style>
    <style:style style:name="T26" style:family="text">
      <style:text-properties fo:language="zxx" fo:country="none" style:text-underline-style="none" fo:font-weight="normal" officeooo:rsid="00125c82" style:language-asian="zxx" style:country-asian="none" style:font-weight-asian="normal" style:language-complex="zxx" style:country-complex="none" style:font-weight-complex="normal"/>
    </style:style>
    <style:style style:name="T27" style:family="text">
      <style:text-properties fo:language="zxx" fo:country="none" style:text-underline-style="none" fo:font-weight="normal" officeooo:rsid="0004053b" style:language-asian="zxx" style:country-asian="none" style:font-weight-asian="normal" style:language-complex="zxx" style:country-complex="none" style:font-weight-complex="normal"/>
    </style:style>
    <style:style style:name="T28" style:family="text">
      <style:text-properties fo:language="zxx" fo:country="none" style:text-underline-style="none" fo:font-weight="normal" officeooo:rsid="001422b6" style:language-asian="zxx" style:country-asian="none" style:font-weight-asian="normal" style:language-complex="zxx" style:country-complex="none" style:font-weight-complex="normal"/>
    </style:style>
    <style:style style:name="T29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0" style:family="text">
      <style:text-properties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31" style:family="text">
      <style:text-properties fo:language="zxx" fo:country="none" style:text-underline-style="solid" style:text-underline-width="auto" style:text-underline-color="font-color" officeooo:rsid="000619da" style:language-asian="zxx" style:country-asian="none" style:language-complex="zxx" style:country-complex="none"/>
    </style:style>
    <style:style style:name="T32" style:family="text">
      <style:text-properties fo:language="zxx" fo:country="none" style:text-underline-style="solid" style:text-underline-width="auto" style:text-underline-color="font-color" officeooo:rsid="000ea1dc" style:language-asian="zxx" style:country-asian="none" style:language-complex="zxx" style:country-complex="none"/>
    </style:style>
    <style:style style:name="T33" style:family="text"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34" style:family="text">
      <style:text-properties style:text-line-through-style="none" style:text-line-through-type="none" officeooo:rsid="000fc7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Fonction</text:span><text:span text:style-name="T5"> fin_de_jeu</text:span><text:span text:style-name="T1">() : </text:span><text:span text:style-name="T2">Entier</text:span></text:p>
      <text:p text:style-name="P10"><text:span text:style-name="T1"/></text:p>
      <text:p text:style-name="P11">Variables :</text:p>
      <text:p text:style-name="P10"/>
      <text:p text:style-name="P18">C, L, D1, D2 : Entiers</text:p>
      <text:p text:style-name="P18"/>
      <text:p text:style-name="P10"><text:span text:style-name="T3">Début :</text:span></text:p>
      <text:p text:style-name="P19">C ← colonne()</text:p>
      <text:p text:style-name="P19"><text:span text:style-name="T3">Si</text:span> C = 1 <text:span text:style-name="T3">alors</text:span></text:p>
      <text:p text:style-name="P19"><text:tab/>retourner(1)</text:p>
      <text:p text:style-name="P19"><text:span text:style-name="T3">Sinon si</text:span> C = 2 <text:span text:style-name="T3">alors</text:span></text:p>
      <text:p text:style-name="P19"><text:tab/>retourner(2)</text:p>
      <text:p text:style-name="P19"><text:span text:style-name="T3">Fin si</text:span></text:p>
      <text:p text:style-name="P19"><text:span text:style-name="T3"/></text:p>
      <text:p text:style-name="P20">L ← ligne()</text:p>
      <text:p text:style-name="P19"><text:span text:style-name="T3">Si</text:span> L = 1 <text:span text:style-name="T3">alors</text:span></text:p>
      <text:p text:style-name="P19"><text:tab/>retourner(1)</text:p>
      <text:p text:style-name="P19"><text:span text:style-name="T3">Sinon si</text:span> L = 2 <text:span text:style-name="T3">alors</text:span></text:p>
      <text:p text:style-name="P19"><text:tab/>retourner(2)</text:p>
      <text:p text:style-name="P13">Fin si</text:p>
      <text:p text:style-name="P13"/>
      <text:p text:style-name="P20">D1 ← diagonale_gauche()</text:p>
      <text:p text:style-name="P19"><text:span text:style-name="T3">Si</text:span> D1 = 1 <text:span text:style-name="T3">alors</text:span></text:p>
      <text:p text:style-name="P19"><text:tab/>retourner(1)</text:p>
      <text:p text:style-name="P19"><text:span text:style-name="T3">Sinon si</text:span> D1 = 2 <text:span text:style-name="T3">alors</text:span></text:p>
      <text:p text:style-name="P19"><text:tab/>retourner(2)</text:p>
      <text:p text:style-name="P19"><text:span text:style-name="T3">Fin si</text:span></text:p>
      <text:p text:style-name="P19"><text:span text:style-name="T3"/></text:p>
      <text:p text:style-name="P20"><text:span text:style-name="T4">D2</text:span> ← <text:span text:style-name="T4">diagonale_droite</text:span>()</text:p>
      <text:p text:style-name="P19"><text:span text:style-name="T3">Si</text:span> <text:span text:style-name="T4">D2</text:span> = 1 <text:span text:style-name="T3">alors</text:span></text:p>
      <text:p text:style-name="P19"><text:tab/>retourner(1)</text:p>
      <text:p text:style-name="P19"><text:span text:style-name="T3">Sinon si</text:span> <text:span text:style-name="T4">D2</text:span> = 2 <text:span text:style-name="T3">alors</text:span></text:p>
      <text:p text:style-name="P19"><text:tab/>retourner(2)</text:p>
      <text:p text:style-name="P13">Fin si</text:p>
      <text:p text:style-name="P14"/>
      <text:p text:style-name="P15">Si<text:span text:style-name="T5"> remplie</text:span><text:span text:style-name="T9">()</text:span><text:span text:style-name="T5"> </text:span>alors</text:p>
      <text:p text:style-name="P15"><text:span text:style-name="T5"><text:tab/>retourner(3)</text:span></text:p>
      <text:p text:style-name="P17">Fin si</text:p>
      <text:p text:style-name="P17"><text:span text:style-name="T5"/></text:p>
      <text:p text:style-name="P17"><text:span text:style-name="T5">retourner(0)</text:span></text:p>
      <text:p text:style-name="P12">Fin</text:p>
      <text:p text:style-name="P15"><text:span text:style-name="T5"/></text:p>
      <text:p text:style-name="P16"><text:span text:style-name="T7">Fonction</text:span><text:span text:style-name="T5"> </text:span><text:span text:style-name="T6">colonne(PlateauDeJeu, nbJetonVictoire) : Entier</text:span></text:p>
      <text:p text:style-name="P15"><text:span text:style-name="T6"/></text:p>
      <text:p text:style-name="P12">Variables :</text:p>
      <text:p text:style-name="P17"><text:span text:style-name="T5"/></text:p>
      <text:p text:style-name="P12">Début :</text:p>
      <text:p text:style-name="P17"><text:span text:style-name="T10">tab</text:span><text:span text:style-name="T5">VérifListe</text:span><text:span text:style-name="T9">[0]</text:span><text:span text:style-name="T5"> ← </text:span><text:span text:style-name="T9">3</text:span></text:p>
      <text:p text:style-name="P17">Pour<text:span text:style-name="T5"> uiBoucle</text:span><text:span text:style-name="T8">C </text:span>allant de<text:span text:style-name="T5"> 0 </text:span>à<text:span text:style-name="T5"> n </text:span>faire</text:p>
      <text:p text:style-name="P17"><text:span text:style-name="T5"><text:tab/></text:span>Pour<text:span text:style-name="T5"> uiBoucle</text:span><text:span text:style-name="T8">L</text:span><text:span text:style-name="T5"> </text:span>allant de<text:span text:style-name="T5"> 0 </text:span>à<text:span text:style-name="T5"> m </text:span>faire</text:p>
      <text:p text:style-name="P17"><text:span text:style-name="T5"><text:tab/><text:tab/></text:span>Si<text:span text:style-name="T5"> taille(</text:span><text:span text:style-name="T10">tab</text:span><text:span text:style-name="T5">VérifListe) = nbJetonVictoire </text:span><text:span text:style-name="T34">alors</text:span></text:p>
      <text:p text:style-name="P17"><text:span text:style-name="T5"><text:tab/><text:tab/><text:tab/>retourner(</text:span><text:span text:style-name="T10">tab</text:span><text:span text:style-name="T5">VérifListe[0])</text:span></text:p>
      <text:p text:style-name="P1"><text:span text:style-name="T17"><text:tab/><text:tab/></text:span><text:span text:style-name="T11">Sinon</text:span><text:span text:style-name="T33"> Si</text:span><text:span text:style-name="T17"> </text:span><text:span text:style-name="T18">PlateauDeJeu[</text:span><text:span text:style-name="T17">uiBoucle</text:span><text:span text:style-name="T18">C][uiBoucleL]</text:span><text:span text:style-name="T17"> = </text:span><text:span text:style-name="T23">tab</text:span><text:span text:style-name="T17">VérifListe [0] <text:tab/><text:tab/></text:span><text:span text:style-name="T16">alors</text:span></text:p>
      <text:p text:style-name="P25"><text:span text:style-name="T11"><text:tab/><text:tab/><text:tab/>// </text:span><text:span text:style-name="T14">fonction qui ajoute un élément à la fin d'une liste</text:span></text:p>
      <text:p text:style-name="P3"><text:span text:style-name="T17"><text:tab/><text:tab/><text:tab/></text:span><text:span text:style-name="T22">AjouterFin</text:span><text:span text:style-name="T21">(</text:span><text:span text:style-name="T18"> </text:span><text:span text:style-name="T23">tab</text:span><text:span text:style-name="T17">VérifListe, </text:span><text:span text:style-name="T18">PlateauDeJeu[</text:span><text:span text:style-name="T17">uiBoucle</text:span><text:span text:style-name="T18">C]<text:tab/><text:tab/><text:tab/><text:tab/><text:tab/>[uiBoucleL]</text:span><text:span text:style-name="T21">)</text:span></text:p>
      <text:p text:style-name="P1"><text:span text:style-name="T17"><text:tab/><text:tab/></text:span><text:span text:style-name="T11">Sinon faire</text:span></text:p>
      <text:p text:style-name="P2"><text:span text:style-name="T17"><text:tab/><text:tab/><text:tab/></text:span><text:span text:style-name="T23">tab</text:span><text:span text:style-name="T17">VérifListe ← [</text:span><text:span text:style-name="T18">PlateauDeJeu[</text:span><text:span text:style-name="T17">uiBoucle</text:span><text:span text:style-name="T18">C][uiBoucleL</text:span><text:span text:style-name="T17">]</text:span><text:span text:style-name="T18">]</text:span></text:p>
      <text:p text:style-name="P1"><text:span text:style-name="T17"><text:tab/><text:tab/></text:span><text:span text:style-name="T11">Fin si</text:span></text:p>
      <text:p text:style-name="P1"><text:span text:style-name="T17"><text:tab/></text:span><text:span text:style-name="T11">Fin Pour</text:span></text:p>
      <text:p text:style-name="P2"><text:span text:style-name="T17"><text:tab/></text:span><text:span text:style-name="T23">tab</text:span><text:span text:style-name="T17">VérifListe ← </text:span><text:span text:style-name="T20">[]</text:span></text:p>
      <text:p text:style-name="P2"><text:span text:style-name="T11">Fin Pour</text:span></text:p>
      <text:p text:style-name="P1"><text:span text:style-name="T17">retourner(</text:span><text:span text:style-name="T19">0</text:span><text:span text:style-name="T17">)</text:span></text:p>
      <text:p text:style-name="P5"><text:span text:style-name="T11">Fin</text:span></text:p>
      <text:p text:style-name="P5"><text:span text:style-name="T11"/></text:p>
      <text:p text:style-name="P21"><text:span text:style-name="T11">Fonction </text:span><text:span text:style-name="T29">remplie(): Entier</text:span></text:p>
      <text:p text:style-name="P21"><text:span text:style-name="T29"/></text:p>
      <text:p text:style-name="P6"><text:span text:style-name="T11">Variables :</text:span></text:p>
      <text:p text:style-name="P6"><text:span text:style-name="T11"/></text:p>
      <text:p text:style-name="P6"><text:span text:style-name="T11">Début :</text:span></text:p>
      <text:p text:style-name="P22"><text:span text:style-name="T30">Pour</text:span><text:span text:style-name="T11"> uiBoucle</text:span><text:span text:style-name="T12">C</text:span><text:span text:style-name="T11"> </text:span><text:span text:style-name="T30">allant de</text:span><text:span text:style-name="T11"> 0 </text:span><text:span text:style-name="T30">à</text:span><text:span text:style-name="T11"> n </text:span><text:span text:style-name="T30">faire</text:span></text:p>
      <text:p text:style-name="P22"><text:span text:style-name="T11"><text:tab/></text:span><text:span text:style-name="T30">Pour</text:span><text:span text:style-name="T11"> uiBoucle</text:span><text:span text:style-name="T12">L</text:span><text:span text:style-name="T11"> </text:span><text:span text:style-name="T30">allant de</text:span><text:span text:style-name="T11"> 0 </text:span><text:span text:style-name="T30">à</text:span><text:span text:style-name="T11"> m </text:span><text:span text:style-name="T30">faire</text:span></text:p>
      <text:p text:style-name="P23"><text:span text:style-name="T11"><text:tab/><text:tab/></text:span><text:span text:style-name="T30">Si</text:span><text:span text:style-name="T11"> PlateauDeJeu[</text:span><text:span text:style-name="T13">uiBoucle</text:span><text:span text:style-name="T11">C][uiBoucleL]</text:span><text:span text:style-name="T12"> = </text:span><text:span text:style-name="T15">0 </text:span><text:span text:style-name="T32">alors</text:span></text:p>
      <text:p text:style-name="P23"><text:span text:style-name="T12"><text:tab/><text:tab/><text:tab/>retourner(0)</text:span></text:p>
      <text:p text:style-name="P23"><text:span text:style-name="T12"><text:tab/><text:tab/></text:span><text:span text:style-name="T31">Fin si</text:span></text:p>
      <text:p text:style-name="P23"><text:span text:style-name="T12"><text:tab/></text:span><text:span text:style-name="T31">Fin pour</text:span></text:p>
      <text:p text:style-name="P4"><text:span text:style-name="T11">Fin pour</text:span></text:p>
      <text:p text:style-name="P24"><text:span text:style-name="T11">retourner(3)</text:span></text:p>
      <text:p text:style-name="P7"><text:span text:style-name="T11">Fin</text:span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8"><text:soft-page-break/><text:span text:style-name="T24">Fonction Diagonale</text:span><text:span text:style-name="T25">Gauche</text:span><text:span text:style-name="T24">(): Entier</text:span></text:p>
      <text:p text:style-name="P8"><text:span text:style-name="T24"/></text:p>
      <text:p text:style-name="P8"><text:span text:style-name="T24">Variables :</text:span></text:p>
      <text:p text:style-name="P8"><text:span text:style-name="T24"/></text:p>
      <text:p text:style-name="P8"><text:span text:style-name="T24">Début:</text:span></text:p>
      <text:p text:style-name="P8"><text:span text:style-name="T25"/></text:p>
      <text:p text:style-name="P9"><text:span text:style-name="T25">t</text:span><text:span text:style-name="T24">abVérifListe[0]</text:span><text:span text:style-name="T27"> ← </text:span><text:span text:style-name="T24">3</text:span></text:p>
      <text:p text:style-name="P8"><text:span text:style-name="T25">Pour uiBoucleC allant de 0 à </text:span><text:span text:style-name="T28">(</text:span><text:span text:style-name="T26">n</text:span><text:span text:style-name="T25"> – n</text:span><text:span text:style-name="T26">bJetonVictoire</text:span><text:span text:style-name="T28">)</text:span><text:span text:style-name="T25"> </text:span><text:span text:style-name="T26">faire</text:span></text:p>
      <text:p text:style-name="P8"><text:span text:style-name="T25"><text:s text:c="8"/>Pour </text:span><text:span text:style-name="T26">uiBoucleL </text:span><text:span text:style-name="T25">allant de 0 à </text:span><text:span text:style-name="T28">(</text:span><text:span text:style-name="T26">m – nbJetonVictoire</text:span><text:span text:style-name="T28">)</text:span><text:span text:style-name="T25"> </text:span><text:span text:style-name="T26">faire</text:span></text:p>
      <text:p text:style-name="P8"><text:span text:style-name="T25"><text:s text:c="12"/>Pour </text:span><text:span text:style-name="T26">decalage</text:span><text:span text:style-name="T25"> allant de 0 à </text:span><text:span text:style-name="T26">nbJetonVictoire</text:span><text:span text:style-name="T25"> – 1 </text:span><text:span text:style-name="T26">faire</text:span></text:p>
      <text:p text:style-name="P8"><text:span text:style-name="T25"><text:s text:c="16"/>Si </text:span><text:span text:style-name="T26">PlateauDeJeu</text:span><text:span text:style-name="T25">[</text:span><text:span text:style-name="T26">n </text:span><text:span text:style-name="T25">+ d</text:span><text:span text:style-name="T26">e</text:span><text:span text:style-name="T25">calage][</text:span><text:span text:style-name="T26">m</text:span><text:span text:style-name="T25"> + d</text:span><text:span text:style-name="T26">e</text:span><text:span text:style-name="T25">calage] == </text:span><text:span text:style-name="T26">1</text:span><text:span text:style-name="T25">:</text:span></text:p>
      <text:p text:style-name="P8"><text:span text:style-name="T25"><text:s text:c="20"/>jetons</text:span><text:span text:style-name="T26">A</text:span><text:span text:style-name="T25">lignes += 1</text:span></text:p>
      <text:p text:style-name="P8"><text:span text:style-name="T25"><text:s text:c="16"/>Sinon:</text:span></text:p>
      <text:p text:style-name="P8"><text:span text:style-name="T25"><text:s text:c="20"/>jetons</text:span><text:span text:style-name="T26">A</text:span><text:span text:style-name="T25">lignes = 0</text:span></text:p>
      <text:p text:style-name="P8"><text:span text:style-name="T25"><text:s text:c="16"/>Si jetons_alignes == n</text:span><text:span text:style-name="T26">bJetonVictoire</text:span><text:span text:style-name="T25"> </text:span><text:span text:style-name="T26">alors</text:span></text:p>
      <text:p text:style-name="P8"><text:span text:style-name="T25"><text:s text:c="20"/>Retourner</text:span><text:span text:style-name="T26">(</text:span><text:span text:style-name="T25">Vrai</text:span><text:span text:style-name="T26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4T12:10:51.713000000</meta:creation-date>
    <dc:date>2023-12-19T15:33:12.151000000</dc:date>
    <meta:editing-duration>P4DT17H45M42S</meta:editing-duration>
    <meta:editing-cycles>12</meta:editing-cycles>
    <meta:generator>LibreOffice/7.3.2.2$Windows_X86_64 LibreOffice_project/49f2b1bff42cfccbd8f788c8dc32c1c309559be0</meta:generator>
    <meta:document-statistic meta:table-count="0" meta:image-count="0" meta:object-count="0" meta:page-count="3" meta:paragraph-count="77" meta:word-count="260" meta:character-count="1766" meta:non-whitespace-character-count="1405"/>
  </office:meta>
</office:document-meta>
</file>